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AVID'S PRAISE (27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AVID'S PETITIONS (27:4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<text:s text:c="1"/>DAVID'S PETITIONS (27:4-14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house (27:4-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haven (27:7-10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Lord's help (27:11-14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7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DAVID'S PRAISE (27:1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AVID'S PETITIONS (27:4-1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7 </dc:title>
    <meta:initial-creator>David STRICKLAND</meta:initial-creator>
    <dc:creator>David STRICKLAND</dc:creator>
    <meta:creation-date>2020-02-23T23:18:41Z</meta:creation-date>
    <dc:date>2020-02-23T23:18:42Z</dc:date>
    <meta:template xlink:href="BibleStudy" xlink:type="simple"/>
    <meta:editing-cycles>1</meta:editing-cycles>
    <meta:editing-duration>PT0S</meta:editing-duration>
    <meta:document-statistic meta:paragraph-count="10" meta:word-count="55"/>
  </office:meta>
</office:document-meta>
</file>